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Cars (vin CHAR(30),</text:p>
      <text:p text:style-name="Standard"><text:s text:c="19"/>price REAL,</text:p>
      <text:p text:style-name="Standard"><text:s text:c="19"/>make CHAR(20),</text:p>
      <text:p text:style-name="Standard"><text:s text:c="19"/>model CHAR(20),</text:p>
      <text:p text:style-name="Standard"><text:s text:c="19"/>color CHAR(10),</text:p>
      <text:p text:style-name="Standard"><text:s text:c="19"/>PRIMARY KEY (vin));</text:p>
      <text:p text:style-name="Standard"/>
      <text:p text:style-name="Standard">CREATE TABLE Customers (ssn CHAR(11),</text:p>
      <text:p text:style-name="Standard"><text:s text:c="24"/>cname CHAR(20),</text:p>
      <text:p text:style-name="Standard"><text:s text:c="24"/>address CHAR(20),</text:p>
      <text:p text:style-name="Standard"><text:s text:c="24"/>phone CHAR(20),</text:p>
      <text:p text:style-name="Standard"><text:s text:c="24"/>PRIMARY KEY (ssn));</text:p>
      <text:p text:style-name="Standard"/>
      <text:p text:style-name="Standard">CREATE TABLE Lots (lot_num CHAR(11),</text:p>
      <text:p text:style-name="Standard"><text:s text:c="19"/>capacity REAL,</text:p>
      <text:p text:style-name="Standard"><text:s text:c="19"/>PRIMARY KEY (lot_num));</text:p>
      <text:p text:style-name="Standard"/>
      <text:p text:style-name="Standard">CREATE TABLE Employees (ssn CHAR(11),</text:p>
      <text:p text:style-name="Standard"><text:s text:c="24"/>ename CHAR(20),</text:p>
      <text:p text:style-name="Standard"><text:s text:c="24"/>address CHAR(20),</text:p>
      <text:p text:style-name="Standard"><text:s text:c="24"/>phone CHAR(20),</text:p>
      <text:p text:style-name="Standard"><text:s text:c="24"/>salary REAL,</text:p>
      <text:p text:style-name="Standard"><text:s text:c="24"/>PRIMARY KEY (ssn));</text:p>
      <text:p text:style-name="Standard"/>
      <text:p text:style-name="Standard">CREATE TABLE Purchased (date CHAR(10),</text:p>
      <text:p text:style-name="Standard"><text:s text:c="24"/>sold_for REAL,</text:p>
      <text:p text:style-name="Standard"><text:s text:c="24"/>vin CHAR(30),</text:p>
      <text:p text:style-name="Standard"><text:s text:c="24"/>ssn CHAR(11),</text:p>
      <text:p text:style-name="Standard"><text:s text:c="24"/>PRIMARY KEY (vin, ssn),</text:p>
      <text:p text:style-name="Standard"><text:s text:c="24"/>FOREIGN KEY (vin) REFERENCES Cars (vin),</text:p>
      <text:p text:style-name="Standard"><text:s text:c="24"/>FOREIGN KEY (ssn) REFERENCES Customers (ssn));</text:p>
      <text:p text:style-name="Standard"/>
      <text:p text:style-name="Standard">CREATE TABLE Stored_In (since CHAR(10),</text:p>
      <text:p text:style-name="Standard"><text:s text:c="24"/>until CHAR(10),</text:p>
      <text:p text:style-name="Standard"><text:s text:c="24"/>vin CHAR(30),</text:p>
      <text:p text:style-name="Standard"><text:s text:c="24"/>lot_num CHAR(11),</text:p>
      <text:p text:style-name="Standard"><text:s text:c="24"/>PRIMARY KEY (vin, lot_num),</text:p>
      <text:p text:style-name="Standard"><text:s text:c="24"/>FOREIGN KEY (vin) REFERENCES Cars (vin),</text:p>
      <text:p text:style-name="Standard"><text:s text:c="24"/>FOREIGN KEY (lot_num) REFERENCES Lots (lot_num));</text:p>
      <text:p text:style-name="Standard"/>
      <text:p text:style-name="Standard"><text:s/>CREATE TABLE Works_In (since CHAR(10),</text:p>
      <text:p text:style-name="Standard"><text:s text:c="24"/>ssn CHAR(11),</text:p>
      <text:p text:style-name="Standard"><text:s text:c="24"/>lot_num CHAR(11),</text:p>
      <text:p text:style-name="Standard"><text:s text:c="24"/>PRIMARY KEY (ssn, lot_num),</text:p>
      <text:p text:style-name="Standard"><text:s text:c="24"/>FOREIGN KEY (ssn) REFERENCES Employees (ssn),</text:p>
      <text:p text:style-name="Standard"><text:s text:c="24"/>FOREIGN KEY (lot_num) REFERENCES Lots (lot_num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8T13:07:12</meta:creation-date>
    <dc:date>2012-11-18T13:07:58</dc:date>
    <meta:editing-duration>P0D</meta:editing-duration>
    <meta:editing-cycles>1</meta:editing-cycles>
    <meta:document-statistic meta:table-count="0" meta:image-count="0" meta:object-count="0" meta:page-count="1" meta:paragraph-count="40" meta:word-count="135" meta:character-count="1731" meta:non-whitespace-character-count="878"/>
    <meta:generator>LibreOffice/3.5$Linux_x86 LibreOffice_project/350m1$Build-2</meta:generator>
  </office:meta>
</office:document-meta>
</file>